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number-columns-repeated="989" table:default-cell-style-name="ce12"/>
        <table:table-column table:style-name="co31" table:number-columns-repeated="4" table:default-cell-style-name="ce1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igi-Key Part Numb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hrough Hole</text:p>
          </table:table-cell>
          <table:table-cell table:style-name="ce15" office:value-type="string" calcext:value-type="string">
            <text:p>datasheet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voltage rating</text:p>
          </table:table-cell>
          <table:table-cell office:value-type="string" calcext:value-type="string">
            <text:p>current rating</text:p>
          </table:table-cell>
          <table:table-cell table:style-name="ce15" office:value-type="string" calcext:value-type="string">
            <text:p>power rating</text:p>
          </table:table-cell>
          <table:table-cell office:value-type="string" calcext:value-type="string">
            <text:p>V<text:span text:style-name="T2">GS(th)</text:span></text:p>
          </table:table-cell>
          <table:table-cell table:style-name="ce15" office:value-type="string" calcext:value-type="string">
            <text:p><text:span text:style-name="T3">V</text:span><text:span text:style-name="T2">GS MAX</text:span></text:p>
          </table:table-cell>
          <table:table-cell table:style-name="ce15" office:value-type="string" calcext:value-type="string">
            <text:p>V<text:span text:style-name="T2">DS MAX</text:span></text:p>
          </table:table-cell>
          <table:table-cell table:style-name="ce15" office:value-type="string" calcext:value-type="string">
            <text:p>ESR</text:p>
          </table:table-cell>
          <table:table-cell table:style-name="ce15" office:value-type="string" calcext:value-type="string">
            <text:p>R<text:span text:style-name="T2">DS ON</text:span></text:p>
          </table:table-cell>
          <table:table-cell office:value-type="string" calcext:value-type="string">
            <text:p>on state resistance</text:p>
          </table:table-cell>
          <table:table-cell office:value-type="string" calcext:value-type="string">
            <text:p>Temperature Coefficient</text:p>
          </table:table-cell>
          <table:table-cell office:value-type="string" calcext:value-type="string">
            <text:p>Reverse Standoff Voltage</text:p>
          </table:table-cell>
          <table:table-cell office:value-type="string" calcext:value-type="string">
            <text:p>Reverse Breakdown Voltage</text:p>
          </table:table-cell>
          <table:table-cell office:value-type="string" calcext:value-type="string">
            <text:p>Max Clamping Voltage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table:number-columns-repeated="990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5"/>
          <table:table-cell office:value-type="string" calcext:value-type="string">
            <text:p>~2 A, 25 A pulse</text:p>
          </table:table-cell>
          <table:table-cell/>
          <table:table-cell table:style-name="ce15" office:value-type="string" calcext:value-type="string">
            <text:p>1 V – 2.3 V</text:p>
          </table:table-cell>
          <table:table-cell table:style-name="ce15" office:value-type="string" calcext:value-type="string">
            <text:p>20 V</text:p>
          </table:table-cell>
          <table:table-cell table:style-name="ce15" office:value-type="string" calcext:value-type="string">
            <text:p>30 V</text:p>
          </table:table-cell>
          <table:table-cell table:style-name="ce15"/>
          <table:table-cell table:number-columns-repeated="2" table:style-name="ce15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5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13" office:value-type="string" calcext:value-type="string">
            <text:p>L298N</text:p>
          </table:table-cell>
          <table:table-cell table:style-name="ce13" office:value-type="string" calcext:value-type="string">
            <text:p>STMicroelectronics</text:p>
          </table:table-cell>
          <table:table-cell table:style-name="ce1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1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15" table:number-columns-repeated="5"/>
          <table:table-cell table:number-columns-repeated="998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100 V</text:p>
          </table:table-cell>
          <table:table-cell table:style-name="ce15" table:number-columns-repeated="2"/>
          <table:table-cell table:number-columns-repeated="998"/>
        </table:table-row>
        <table:table-row table:style-name="ro3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5" table:number-columns-repeated="2"/>
          <table:table-cell table:number-columns-repeated="999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!/datahs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3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5" office:value-type="string" calcext:value-type="string">
            <text:p>bag</text:p>
          </table:table-cell>
          <table:table-cell table:style-name="ce15" office:value-type="string" calcext:value-type="string">
            <text:p>ammo box</text:p>
          </table:table-cell>
          <table:table-cell table:style-name="ce15" table:number-columns-repeated="2"/>
          <table:table-cell table:style-name="ce15" office:value-type="string" calcext:value-type="string">
            <text:p>2.2 V RED, 3.2 V BLUE and GREEN</text:p>
          </table:table-cell>
          <table:table-cell table:style-name="ce15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5" office:value-type="string" calcext:value-type="string">
            <text:p>1.4 V min, 2.4 V max</text:p>
          </table:table-cell>
          <table:table-cell table:style-name="ce15" office:value-type="string" calcext:value-type="string">
            <text:p>20 V</text:p>
          </table:table-cell>
          <table:table-cell table:style-name="ce15" office:value-type="string" calcext:value-type="string">
            <text:p>30 V</text:p>
          </table:table-cell>
          <table:table-cell table:style-name="ce15"/>
          <table:table-cell table:number-columns-repeated="2" table:style-name="ce15" office:value-type="string" calcext:value-type="string">
            <text:p>~50 mOhm</text:p>
          </table:table-cell>
          <table:table-cell table:number-columns-repeated="5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3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5" table:number-columns-repeated="5"/>
          <table:table-cell table:number-columns-repeated="998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1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1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1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1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13" office:value-type="string" calcext:value-type="string">
            <text:p>SMAJ12ALFCT-ND</text:p>
          </table:table-cell>
          <table:table-cell/>
          <table:table-cell table:style-name="ce1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1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1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13" office:value-type="string" calcext:value-type="string">
            <text:p>SMAJ5.0ALFCT-ND</text:p>
          </table:table-cell>
          <table:table-cell/>
          <table:table-cell table:style-name="ce1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1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1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13" office:value-type="string" calcext:value-type="string">
            <text:p>SMBJ24ALFCT-ND</text:p>
          </table:table-cell>
          <table:table-cell/>
          <table:table-cell table:style-name="ce1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1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2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5" office:value-type="string" calcext:value-type="string">
            <text:p>0.3 V – 1 V</text:p>
          </table:table-cell>
          <table:table-cell table:style-name="ce15" office:value-type="string" calcext:value-type="string">
            <text:p>8 V</text:p>
          </table:table-cell>
          <table:table-cell table:style-name="ce15" office:value-type="string" calcext:value-type="string">
            <text:p>50 V</text:p>
          </table:table-cell>
          <table:table-cell table:style-name="ce15"/>
          <table:table-cell table:number-columns-repeated="2" table:style-name="ce15" office:value-type="string" calcext:value-type="string">
            <text:p>~ 2 Ohm</text:p>
          </table:table-cell>
          <table:table-cell table:number-columns-repeated="997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1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1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1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1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1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1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1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1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1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1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1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2">
          <table:table-cell office:value-type="float" office:value="42" calcext:value-type="float">
            <text:p>042</text:p>
          </table:table-cell>
          <table:table-cell table:style-name="ce1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1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1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5" table:number-columns-repeated="5"/>
          <table:table-cell table:number-columns-repeated="998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.1 uF</text:p>
          </table:table-cell>
          <table:table-cell table:number-columns-repeated="4"/>
          <table:table-cell table:style-name="ce15" table:number-columns-repeated="5"/>
          <table:table-cell table:number-columns-repeated="998"/>
        </table:table-row>
        <table:table-row table:style-name="ro2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1 uF</text:p>
          </table:table-cell>
          <table:table-cell table:number-columns-repeated="4"/>
          <table:table-cell table:style-name="ce15" table:number-columns-repeated="5"/>
          <table:table-cell table:number-columns-repeated="998"/>
        </table:table-row>
        <table:table-row table:style-name="ro2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48" calcext:value-type="float">
            <text:p>048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5" table:number-columns-repeated="5"/>
          <table:table-cell table:number-columns-repeated="998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5" table:number-columns-repeated="5"/>
          <table:table-cell table:number-columns-repeated="998"/>
        </table:table-row>
        <table:table-row table:style-name="ro2">
          <table:table-cell office:value-type="float" office:value="50" calcext:value-type="float">
            <text:p>050</text:p>
          </table:table-cell>
          <table:table-cell table:style-name="ce14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14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1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1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3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1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1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1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3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3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1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13" office:value-type="string" calcext:value-type="string">
            <text:p>TMK042CG120JD-W‎</text:p>
          </table:table-cell>
          <table:table-cell table:style-name="ce13" office:value-type="string" calcext:value-type="string">
            <text:p>taiyo yuden</text:p>
          </table:table-cell>
          <table:table-cell table:style-name="ce1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1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1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1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1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1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1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1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3"/>
          <table:table-cell office:value-type="string" calcext:value-type="string">
            <text:p>-30 C</text:p>
          </table:table-cell>
          <table:table-cell office:value-type="string" calcext:value-type="string">
            <text:p>80 C</text:p>
          </table:table-cell>
          <table:table-cell table:number-columns-repeated="990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1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1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1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1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1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13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1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4"/>
          <table:table-cell office:value-type="string" calcext:value-type="string">
            <text:p>-40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1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3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1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5" table:number-columns-repeated="5"/>
          <table:table-cell table:number-columns-repeated="6"/>
          <table:table-cell office:value-type="string" calcext:value-type="string">
            <text:p>-40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>
          <table:table-cell/>
          <table:table-cell table:style-name="ce1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1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1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5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15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15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15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15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1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</text:p>
          </table:table-cell>
          <table:table-cell table:style-name="ce1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table:number-columns-repeated="2"/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/>
          <table:table-cell table:style-name="ce1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1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236</text:p>
          </table:table-cell>
          <table:table-cell table:style-name="ce1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 table:number-columns-repeated="2"/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/>
          <table:table-cell table:style-name="ce13" office:value-type="string" calcext:value-type="string">
            <text:p>CL21A475KLCLQNC</text:p>
          </table:table-cell>
          <table:table-cell office:value-type="string" calcext:value-type="string">
            <text:p>Samsung Electro-Mechanics</text:p>
          </table:table-cell>
          <table:table-cell table:style-name="ce1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1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/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74</text:p>
          </table:table-cell>
          <table:table-cell table:style-name="ce1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 table:number-columns-repeated="4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1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table:style-name="ce1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1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1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1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 table:number-columns-repeated="2"/>
          <table:table-cell office:value-type="string" calcext:value-type="string">
            <text:p>12 MHz</text:p>
          </table:table-cell>
          <table:table-cell table:number-columns-repeated="4"/>
          <table:table-cell table:style-name="ce15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 table:number-columns-repeated="2"/>
          <table:table-cell office:value-type="string" calcext:value-type="string">
            <text:p>16 MHz</text:p>
          </table:table-cell>
          <table:table-cell table:number-columns-repeated="4"/>
          <table:table-cell table:style-name="ce15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 uH</text:p>
          </table:table-cell>
          <table:table-cell table:number-columns-repeated="4"/>
          <table:table-cell table:style-name="ce15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 table:number-columns-repeated="2"/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2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table:number-columns-repeated="2"/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7"/>
          <table:table-cell office:value-type="string" calcext:value-type="string">
            <text:p>-25 C</text:p>
          </table:table-cell>
          <table:table-cell office:value-type="string" calcext:value-type="string">
            <text:p>120 C</text:p>
          </table:table-cell>
          <table:table-cell table:number-columns-repeated="990"/>
        </table:table-row>
        <table:table-row table:style-name="ro2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 table:number-columns-repeated="2"/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 table:number-columns-repeated="2"/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13"/>
          <table:table-cell office:value-type="string" calcext:value-type="string">
            <text:p>-40 C</text:p>
          </table:table-cell>
          <table:table-cell office:value-type="string" calcext:value-type="string">
            <text:p>105 C</text:p>
          </table:table-cell>
          <table:table-cell table:number-columns-repeated="990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F9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19:02:54.335465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3T16:56:26.879436121</dc:date>
    <meta:editing-duration>P4DT2H56M15S</meta:editing-duration>
    <meta:editing-cycles>83</meta:editing-cycles>
    <meta:generator>LibreOffice/6.1.4.2$Linux_X86_64 LibreOffice_project/10$Build-2</meta:generator>
    <meta:document-statistic meta:table-count="1" meta:cell-count="1456" meta:object-count="0"/>
  </office:meta>
</office:document-meta>
</file>